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164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T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usto retornado</text:p>
          </table:table-cell>
          <table:table-cell office:value-type="string" calcext:value-type="string">
            <text:p>Conjunto de parâmetros</text:p>
          </table:table-cell>
        </table:table-row>
        <table:table-row table:style-name="ro1">
          <table:table-cell/>
          <table:table-cell office:value-type="string" calcext:value-type="string">
            <text:p>Num Geraco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.190549876115865</text:p>
          </table:table-cell>
          <table:table-cell office:value-type="string" calcext:value-type="string">
            <text:p>0.09; 0.376836145; 0.09; 0.01; 28.7690995; 1.13514544; 9.712672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.191092156892313</text:p>
          </table:table-cell>
          <table:table-cell office:value-type="string" calcext:value-type="string">
            <text:p>0.09; 0.375061889; 0.09; 0.01; 33.6466863; 0.977104114; 9.8599602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.190028145100449</text:p>
          </table:table-cell>
          <table:table-cell office:value-type="string" calcext:value-type="string">
            <text:p>0.09; 0.377544300; 0.09; 0.01; 31.9347765; 0.904098267; 8.2476216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.189451335072325</text:p>
          </table:table-cell>
          <table:table-cell office:value-type="string" calcext:value-type="string">
            <text:p>0.09; 0.380052336; 0.09; 0.01; 25.0000004; 1.15760036; 8.195499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.1936518180804856</text:p>
          </table:table-cell>
          <table:table-cell office:value-type="string" calcext:value-type="string">
            <text:p>0.09; 0.373287015; 0.09; 0.01; 33.0170973; 1.15664728; 11.967117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.1948787449507727</text:p>
          </table:table-cell>
          <table:table-cell office:value-type="string" calcext:value-type="string">
            <text:p>0.09003821; 0.36557468; 0.09; 0.05332922; 26.23419147; 1.4704877; 12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3:59:29.834156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2:49:27.362439894</meta:creation-date>
    <dc:date>2020-07-09T14:06:49.255374078</dc:date>
    <meta:editing-duration>PT11M39S</meta:editing-duration>
    <meta:editing-cycles>2</meta:editing-cycles>
    <meta:generator>LibreOffice/6.1.5.2$Linux_X86_64 LibreOffice_project/10$Build-2</meta:generator>
    <meta:document-statistic meta:table-count="1" meta:cell-count="22" meta:object-count="0"/>
  </office:meta>
</office:document-meta>
</file>